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1.3618in"/>
    </style:style>
    <style:style style:name="co5" style:family="table-column">
      <style:table-column-properties fo:break-before="auto" style:column-width="1.4283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1.3783in"/>
    </style:style>
    <style:style style:name="co9" style:family="table-column">
      <style:table-column-properties fo:break-before="auto" style:column-width="1.3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nsta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able C3.5.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ttom</text:p>
          </table:table-cell>
          <table:table-cell office:value-type="string" calcext:value-type="string">
            <text:p>wetdeck</text:p>
          </table:table-cell>
        </table:table-row>
        <table:table-row table:style-name="ro1">
          <table:table-cell office:value-type="string" calcext:value-type="string">
            <text:p>min_acg_min_froude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min_acg_max_froude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ax_acg_low_froude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* Len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_acg_min_froude</text:p>
          </table:table-cell>
          <table:table-cell table:formula="of:=[.B3]*[Vessel.$F$5]" office:value-type="float" office:value="7" calcext:value-type="float">
            <text:p>7</text:p>
          </table:table-cell>
          <table:table-cell table:formula="of:=[.C3]*[Vessel.$F$5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n_acg_max_froude</text:p>
          </table:table-cell>
          <table:table-cell table:formula="of:=[.B4]*[Vessel.$F$5]" office:value-type="float" office:value="5" calcext:value-type="float">
            <text:p>5</text:p>
          </table:table-cell>
          <table:table-cell table:formula="of:=[.C4]*[Vessel.$F$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x_acg_low_froude</text:p>
          </table:table-cell>
          <table:table-cell table:formula="of:=[.B5]*[Vessel.$F$5]" office:value-type="float" office:value="5" calcext:value-type="float">
            <text:p>5</text:p>
          </table:table-cell>
          <table:table-cell table:formula="of:=[.C5]*[Vessel.$F$5]" office:value-type="float" office:value="7" calcext:value-type="float">
            <text:p>7</text:p>
          </table:table-cell>
        </table:table-row>
      </table:table>
      <table:table table:name="Vessel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ce2"/>
        <table:table-column table:style-name="co3" table:number-columns-repeated="1022" table:default-cell-style-name="Default"/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tamaran</text:p>
          </table:table-cell>
          <table:table-cell/>
          <table:table-cell table:style-name="ce2" office:value-type="string" calcext:value-type="string">
            <text:p>Chsc</text:p>
          </table:table-cell>
          <table:table-cell table:style-name="ce2" office:value-type="float" office:value="0.24" calcext:value-type="float">
            <text:p>0.2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service_range</text:p>
          </table:table-cell>
          <table:table-cell table:style-name="ce1" office:value-type="string" calcext:value-type="string">
            <text:p>RSA (20)</text:p>
          </table:table-cell>
          <table:table-cell/>
          <table:table-cell table:style-name="ce2" office:value-type="string" calcext:value-type="string">
            <text:p>Crw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t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Froude</text:p>
          </table:table-cell>
          <table:table-cell table:style-name="ce2" table:formula="of:=[.C3]/[.C5]^0.5" office:value-type="float" office:value="4.74341649025257" calcext:value-type="float">
            <text:p>4.7434164902525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on</text:p>
          </table:table-cell>
          <table:table-cell table:style-name="ce1" office:value-type="string" calcext:value-type="string">
            <text:p>displacement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acg</text:p>
          </table:table-cell>
          <table:table-cell table:style-name="ce2" table:formula="of:=MIN([.F1]*[.F2]*[.F3]; 1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L</text:p>
          </table:table-cell>
          <table:table-cell table:formula="of:=[.C5]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beam</text:p>
          </table:table-cell>
          <table:table-cell table:style-name="ce1" office:value-type="float" office:value="6.5" calcext:value-type="float">
            <text:p>6.5</text:p>
          </table:table-cell>
          <table:table-cell/>
          <table:table-cell office:value-type="string" calcext:value-type="string">
            <text:p>ref area Sr</text:p>
          </table:table-cell>
          <table:table-cell table:formula="of:=0.7*[.C4]/2/[.C9]" office:value-type="float" office:value="4.11764705882353" calcext:value-type="float">
            <text:p>4.1176470588235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wd_perp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deadrise eff</text:p>
          </table:table-cell>
          <table:table-cell table:formula="of:=MAX(10; MIN([.C14];30)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ft_perp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cb eff</text:p>
          </table:table-cell>
          <table:table-cell table:formula="of:=MIN(0.5;[.C16])"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raft</text:p>
          </table:table-cell>
          <table:table-cell table:style-name="ce1"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_baseline</text:p>
          </table:table-cell>
          <table:table-cell table:style-name="ce1" office:value-type="float" office:value="-0.51" calcext:value-type="float">
            <text:p>-0.5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block_coef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water_plane_area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cg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deadrise_lcg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st_hull_cl</text:p>
          </table:table-cell>
          <table:table-cell table:style-name="ce1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block coef</text:p>
          </table:table-cell>
          <table:table-cell office:value-type="float" office:value="0.4" calcext:value-type="float">
            <text:p>0.4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t Deck Panels" table:style-name="ta1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Wet Deck Panel 01 </text:p>
          </table:table-cell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office:value-type="string" calcext:value-type="string">
            <text:p>BT PANEL 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style-name="ce1" office:value-type="float" office:value="-0.3" calcext:value-type="float">
            <text:p>-0.3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8" calcext:value-type="float">
            <text:p>0.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21" calcext:value-type="float">
            <text:p>0.21</text:p>
          </table:table-cell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8.225" calcext:value-type="float">
            <text:p>18.225</text:p>
          </table:table-cell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3.875" calcext:value-type="float">
            <text:p>13.875</text:p>
          </table:table-cell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20.85" calcext:value-type="float">
            <text:p>20.85</text:p>
          </table:table-cell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5.75" calcext:value-type="float">
            <text:p>15.75</text:p>
          </table:table-cell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8.225" calcext:value-type="float">
            <text:p>18.225</text:p>
          </table:table-cell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3.875" calcext:value-type="float">
            <text:p>13.875</text:p>
          </table:table-cell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3.875" calcext:value-type="float">
            <text:p>13.875</text:p>
          </table:table-cell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8.46875" calcext:value-type="float">
            <text:p>18.46875</text:p>
          </table:table-cell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8.46875" calcext:value-type="float">
            <text:p>18.4687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0.5+[.C16]" office:value-type="float" office:value="1.3" calcext:value-type="float">
            <text:p>1.3</text:p>
          </table:table-cell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3-2.5*[.C16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IF([.C16]&lt;0.5;[.C34];IF([.C16]&lt;0.8;[.C35];[.C36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2 min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100*[.C5]*[.C6]/[$Vessel.$F$6]" office:value-type="float" office:value="24.2857142857143" calcext:value-type="float">
            <text:p>24.2857142857143</text:p>
          </table:table-cell>
        </table:table-row>
        <table:table-row table:style-name="ro1">
          <table:table-cell/>
          <table:table-cell office:value-type="string" calcext:value-type="string">
            <text:p>k2 </text:p>
          </table:table-cell>
          <table:table-cell table:formula="of:=MAX([.C38]; 0.455-0.35*([.C39]^0.75-1.7)/([.C39]^0.75+1.7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deadrise eff</text:p>
          </table:table-cell>
          <table:table-cell table:formula="of:=MAX(10; MIN([.C8];30)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 table:formula="of:=(70-[.C41])/(70-[$Vessel.$F$7])" office:value-type="float" office:value="0.931034482758621" calcext:value-type="float">
            <text:p>0.931034482758621</text:p>
          </table:table-cell>
        </table:table-row>
        <table:table-row table:style-name="ro1">
          <table:table-cell/>
          <table:table-cell office:value-type="string" calcext:value-type="string">
            <text:p>psl</text:p>
          </table:table-cell>
          <table:table-cell table:formula="of:=100*[$Vessel.$C$9]*[.C37]*[.C40]*[.C42]*[$Vessel.$F$4]" office:value-type="float" office:value="23.7413793103448" calcext:value-type="float">
            <text:p>23.74137931034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xlim </text:p>
          </table:table-cell>
          <table:table-cell table:formula="of:=IF([$Vessel.$F$4]&lt;=1; IF([$Vessel.$F$3]&lt;4.5; [$constants.$B$7]; IF([$Vessel.$F$3]&lt;=5;[$constants.$B$8];0)); IF([$Vessel.$F$4]&lt;=1.5 ;IF([$Vessel.$F$3]&lt;=5;[$constants.$B$9];0)))/[$Vessel.$F$5]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p ave</text:p>
          </table:table-cell>
          <table:table-cell table:formula="of:=[.C43]-([.C43]-[.C32])/0.1*([.C45]-[.C16])" office:value-type="float" office:value="39.5592672413793" calcext:value-type="float">
            <text:p>39.5592672413793</text:p>
          </table:table-cell>
        </table:table-row>
        <table:table-row table:style-name="ro1">
          <table:table-cell/>
          <table:table-cell office:value-type="string" calcext:value-type="string">
            <text:p>psl effective</text:p>
          </table:table-cell>
          <table:table-cell table:formula="of:=IF([.C16]&lt;[.C45]-0.1; 0; IF([.C16]&lt;[.C45]; [.C46]; [.C43]))" office:value-type="float" office:value="23.7413793103448" calcext:value-type="float">
            <text:p>23.7413793103448</text:p>
          </table:table-cell>
        </table:table-row>
      </table:table>
      <table:table table:name="Side Panels" table:style-name="ta1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Bottom Panel 01 </text:p>
          </table:table-cell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office:value-type="string" calcext:value-type="string">
            <text:p>BT PANEL 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style-name="ce1" office:value-type="float" office:value="0.2" calcext:value-type="float">
            <text:p>0.2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8" calcext:value-type="float">
            <text:p>0.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71" calcext:value-type="float">
            <text:p>0.71</text:p>
          </table:table-cell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7.6" calcext:value-type="float">
            <text:p>17.6</text:p>
          </table:table-cell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15.85" calcext:value-type="float">
            <text:p>15.85</text:p>
          </table:table-cell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5.85" calcext:value-type="float">
            <text:p>15.85</text:p>
          </table:table-cell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7.6875" calcext:value-type="float">
            <text:p>17.6875</text:p>
          </table:table-cell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7.6875" calcext:value-type="float">
            <text:p>17.6875</text:p>
          </table:table-cell>
        </table:table-row>
      </table:table>
      <table:table table:name="Bottom panels" table:style-name="ta1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Bottom Panel 01 </text:p>
          </table:table-cell>
          <table:table-cell table:style-name="ce3" office:value-type="string" calcext:value-type="string">
            <text:p>Bottom Panel 02</text:p>
          </table:table-cell>
          <table:table-cell table:style-name="ce3" office:value-type="string" calcext:value-type="string">
            <text:p>Bottom Panel 03</text:p>
          </table:table-cell>
          <table:table-cell table:style-name="ce3" office:value-type="string" calcext:value-type="string">
            <text:p>Bottom Panel 04</text:p>
          </table:table-cell>
          <table:table-cell table:style-name="ce3" office:value-type="string" calcext:value-type="string">
            <text:p>Bottom Panel 05</text:p>
          </table:table-cell>
          <table:table-cell table:style-name="ce3" office:value-type="string" calcext:value-type="string">
            <text:p>Bottom Panel 06</text:p>
          </table:table-cell>
          <table:table-cell table:style-name="ce3"/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number-columns-repeated="6" table:style-name="ce1" office:value-type="string" calcext:value-type="string">
            <text:p>fixed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office:value-type="string" calcext:value-type="string">
            <text:p>BT PANEL 2</text:p>
          </table:table-cell>
          <table:table-cell table:style-name="ce1" table:number-columns-repeated="3"/>
          <table:table-cell table:style-name="ce1" office:value-type="string" calcext:value-type="string">
            <text:p>BT PANEL 2</text:p>
          </table:table-cell>
          <table:table-cell table:style-name="ce1" table:number-columns-repeated="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number-columns-repeated="6" table:style-name="ce1" office:value-type="float" office:value="-0.3" calcext:value-type="float">
            <text:p>-0.3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8" calcext:value-type="float">
            <text:p>0.8</text:p>
          </table:table-cell>
          <table:table-cell table:formula="of:=[.D4]/[Vessel.$F$5]" office:value-type="float" office:value="0.8" calcext:value-type="float">
            <text:p>0.8</text:p>
          </table:table-cell>
          <table:table-cell table:formula="of:=[.E4]/[Vessel.$F$5]" office:value-type="float" office:value="0.8" calcext:value-type="float">
            <text:p>0.8</text:p>
          </table:table-cell>
          <table:table-cell table:formula="of:=[.F4]/[Vessel.$F$5]" office:value-type="float" office:value="0.3" calcext:value-type="float">
            <text:p>0.3</text:p>
          </table:table-cell>
          <table:table-cell table:formula="of:=[.G4]/[Vessel.$F$5]" office:value-type="float" office:value="0.95" calcext:value-type="float">
            <text:p>0.95</text:p>
          </table:table-cell>
          <table:table-cell table:formula="of:=[.H4]/[Vessel.$F$5]" office:value-type="float" office:value="0.65" calcext:value-type="float">
            <text:p>0.65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21" calcext:value-type="float">
            <text:p>0.21</text:p>
          </table:table-cell>
          <table:table-cell table:formula="of:=([.D7]-[Vessel.$C$10])" office:value-type="float" office:value="0.21" calcext:value-type="float">
            <text:p>0.21</text:p>
          </table:table-cell>
          <table:table-cell table:formula="of:=([.E7]-[Vessel.$C$10])" office:value-type="float" office:value="0.21" calcext:value-type="float">
            <text:p>0.21</text:p>
          </table:table-cell>
          <table:table-cell table:formula="of:=([.F7]-[Vessel.$C$10])" office:value-type="float" office:value="0.21" calcext:value-type="float">
            <text:p>0.21</text:p>
          </table:table-cell>
          <table:table-cell table:formula="of:=([.G7]-[Vessel.$C$10])" office:value-type="float" office:value="0.21" calcext:value-type="float">
            <text:p>0.21</text:p>
          </table:table-cell>
          <table:table-cell table:formula="of:=([.H7]-[Vessel.$C$10])" office:value-type="float" office:value="0.21" calcext:value-type="float">
            <text:p>0.2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8.225" calcext:value-type="float">
            <text:p>18.225</text:p>
          </table:table-cell>
          <table:table-cell table:formula="of:=10*([Vessel.$C$9]+0.75*[.D19]-(1-0.25*[.D19]/[Vessel.$C$9])*([.D7]-[Vessel.$C$10]))" office:value-type="float" office:value="18.225" calcext:value-type="float">
            <text:p>18.225</text:p>
          </table:table-cell>
          <table:table-cell table:formula="of:=10*([Vessel.$C$9]+0.75*[.E19]-(1-0.25*[.E19]/[Vessel.$C$9])*([.E7]-[Vessel.$C$10]))" office:value-type="float" office:value="18.225" calcext:value-type="float">
            <text:p>18.225</text:p>
          </table:table-cell>
          <table:table-cell table:formula="of:=10*([Vessel.$C$9]+0.75*[.F19]-(1-0.25*[.F19]/[Vessel.$C$9])*([.F7]-[Vessel.$C$10]))" office:value-type="float" office:value="18.225" calcext:value-type="float">
            <text:p>18.225</text:p>
          </table:table-cell>
          <table:table-cell table:formula="of:=10*([Vessel.$C$9]+0.75*[.G19]-(1-0.25*[.G19]/[Vessel.$C$9])*([.G7]-[Vessel.$C$10]))" office:value-type="float" office:value="18.225" calcext:value-type="float">
            <text:p>18.225</text:p>
          </table:table-cell>
          <table:table-cell table:formula="of:=10*([Vessel.$C$9]+0.75*[.H19]-(1-0.25*[.H19]/[Vessel.$C$9])*([.H7]-[Vessel.$C$10]))" office:value-type="float" office:value="18.225" calcext:value-type="float">
            <text:p>18.22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3.875" calcext:value-type="float">
            <text:p>13.875</text:p>
          </table:table-cell>
          <table:table-cell table:formula="of:=10*([Vessel.$C$9]+0.75*[.D20]-(1-0.25*[.D20]/[Vessel.$C$9])*([.D7]-[Vessel.$C$10]))" office:value-type="float" office:value="13.875" calcext:value-type="float">
            <text:p>13.875</text:p>
          </table:table-cell>
          <table:table-cell table:formula="of:=10*([Vessel.$C$9]+0.75*[.E20]-(1-0.25*[.E20]/[Vessel.$C$9])*([.E7]-[Vessel.$C$10]))" office:value-type="float" office:value="13.875" calcext:value-type="float">
            <text:p>13.875</text:p>
          </table:table-cell>
          <table:table-cell table:formula="of:=10*([Vessel.$C$9]+0.75*[.F20]-(1-0.25*[.F20]/[Vessel.$C$9])*([.F7]-[Vessel.$C$10]))" office:value-type="float" office:value="13.875" calcext:value-type="float">
            <text:p>13.875</text:p>
          </table:table-cell>
          <table:table-cell table:formula="of:=10*([Vessel.$C$9]+0.75*[.G20]-(1-0.25*[.G20]/[Vessel.$C$9])*([.G7]-[Vessel.$C$10]))" office:value-type="float" office:value="13.875" calcext:value-type="float">
            <text:p>13.875</text:p>
          </table:table-cell>
          <table:table-cell table:formula="of:=10*([Vessel.$C$9]+0.75*[.H20]-(1-0.25*[.H20]/[Vessel.$C$9])*([.H7]-[Vessel.$C$10]))" office:value-type="float" office:value="13.875" calcext:value-type="float">
            <text:p>13.87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20.85" calcext:value-type="float">
            <text:p>20.85</text:p>
          </table:table-cell>
          <table:table-cell table:formula="of:=10*([Vessel.$C$9]+[.D19]-([.D7]-[Vessel.$C$10]))" office:value-type="float" office:value="20.85" calcext:value-type="float">
            <text:p>20.85</text:p>
          </table:table-cell>
          <table:table-cell table:formula="of:=10*([Vessel.$C$9]+[.E19]-([.E7]-[Vessel.$C$10]))" office:value-type="float" office:value="20.85" calcext:value-type="float">
            <text:p>20.85</text:p>
          </table:table-cell>
          <table:table-cell table:formula="of:=10*([Vessel.$C$9]+[.F19]-([.F7]-[Vessel.$C$10]))" office:value-type="float" office:value="20.85" calcext:value-type="float">
            <text:p>20.85</text:p>
          </table:table-cell>
          <table:table-cell table:formula="of:=10*([Vessel.$C$9]+[.G19]-([.G7]-[Vessel.$C$10]))" office:value-type="float" office:value="20.85" calcext:value-type="float">
            <text:p>20.85</text:p>
          </table:table-cell>
          <table:table-cell table:formula="of:=10*([Vessel.$C$9]+[.H19]-([.H7]-[Vessel.$C$10]))" office:value-type="float" office:value="20.85" calcext:value-type="float">
            <text:p>20.8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5.75" calcext:value-type="float">
            <text:p>15.75</text:p>
          </table:table-cell>
          <table:table-cell table:formula="of:=10*([Vessel.$C$9]+[.D20]-([.D7]-[Vessel.$C$10]))" office:value-type="float" office:value="15.75" calcext:value-type="float">
            <text:p>15.75</text:p>
          </table:table-cell>
          <table:table-cell table:formula="of:=10*([Vessel.$C$9]+[.E20]-([.E7]-[Vessel.$C$10]))" office:value-type="float" office:value="15.75" calcext:value-type="float">
            <text:p>15.75</text:p>
          </table:table-cell>
          <table:table-cell table:formula="of:=10*([Vessel.$C$9]+[.F20]-([.F7]-[Vessel.$C$10]))" office:value-type="float" office:value="15.75" calcext:value-type="float">
            <text:p>15.75</text:p>
          </table:table-cell>
          <table:table-cell table:formula="of:=10*([Vessel.$C$9]+[.G20]-([.G7]-[Vessel.$C$10]))" office:value-type="float" office:value="15.75" calcext:value-type="float">
            <text:p>15.75</text:p>
          </table:table-cell>
          <table:table-cell table:formula="of:=10*([Vessel.$C$9]+[.H20]-([.H7]-[Vessel.$C$10]))" office:value-type="float" office:value="15.75" calcext:value-type="float">
            <text:p>15.7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8.225" calcext:value-type="float">
            <text:p>18.225</text:p>
          </table:table-cell>
          <table:table-cell table:formula="of:=IF([.D$7]&lt;0;[.D23];[.D25])" office:value-type="float" office:value="18.225" calcext:value-type="float">
            <text:p>18.225</text:p>
          </table:table-cell>
          <table:table-cell table:formula="of:=IF([.E$7]&lt;0;[.E23];[.E25])" office:value-type="float" office:value="18.225" calcext:value-type="float">
            <text:p>18.225</text:p>
          </table:table-cell>
          <table:table-cell table:formula="of:=IF([.F$7]&lt;0;[.F23];[.F25])" office:value-type="float" office:value="18.225" calcext:value-type="float">
            <text:p>18.225</text:p>
          </table:table-cell>
          <table:table-cell table:formula="of:=IF([.G$7]&lt;0;[.G23];[.G25])" office:value-type="float" office:value="18.225" calcext:value-type="float">
            <text:p>18.225</text:p>
          </table:table-cell>
          <table:table-cell table:formula="of:=IF([.H$7]&lt;0;[.H23];[.H25])" office:value-type="float" office:value="18.225" calcext:value-type="float">
            <text:p>18.22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3.875" calcext:value-type="float">
            <text:p>13.875</text:p>
          </table:table-cell>
          <table:table-cell table:formula="of:=IF([.D$7]&lt;0;[.D24];[.D26])" office:value-type="float" office:value="13.875" calcext:value-type="float">
            <text:p>13.875</text:p>
          </table:table-cell>
          <table:table-cell table:formula="of:=IF([.E$7]&lt;0;[.E24];[.E26])" office:value-type="float" office:value="13.875" calcext:value-type="float">
            <text:p>13.875</text:p>
          </table:table-cell>
          <table:table-cell table:formula="of:=IF([.F$7]&lt;0;[.F24];[.F26])" office:value-type="float" office:value="13.875" calcext:value-type="float">
            <text:p>13.875</text:p>
          </table:table-cell>
          <table:table-cell table:formula="of:=IF([.G$7]&lt;0;[.G24];[.G26])" office:value-type="float" office:value="13.875" calcext:value-type="float">
            <text:p>13.875</text:p>
          </table:table-cell>
          <table:table-cell table:formula="of:=IF([.H$7]&lt;0;[.H24];[.H26])" office:value-type="float" office:value="13.875" calcext:value-type="float">
            <text:p>13.87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  <table:table-cell table:formula="of:=MAX([.D27];[.D21])" office:value-type="float" office:value="20" calcext:value-type="float">
            <text:p>20</text:p>
          </table:table-cell>
          <table:table-cell table:formula="of:=MAX([.E27];[.E21])" office:value-type="float" office:value="20" calcext:value-type="float">
            <text:p>20</text:p>
          </table:table-cell>
          <table:table-cell table:formula="of:=MAX([.F27];[.F21])" office:value-type="float" office:value="20" calcext:value-type="float">
            <text:p>20</text:p>
          </table:table-cell>
          <table:table-cell table:formula="of:=MAX([.G27];[.G21])" office:value-type="float" office:value="20" calcext:value-type="float">
            <text:p>20</text:p>
          </table:table-cell>
          <table:table-cell table:formula="of:=MAX([.H27];[.H21])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3.875" calcext:value-type="float">
            <text:p>13.875</text:p>
          </table:table-cell>
          <table:table-cell table:formula="of:=MAX([.D28];[.D22])" office:value-type="float" office:value="13.875" calcext:value-type="float">
            <text:p>13.875</text:p>
          </table:table-cell>
          <table:table-cell table:formula="of:=MAX([.E28];[.E22])" office:value-type="float" office:value="13.875" calcext:value-type="float">
            <text:p>13.875</text:p>
          </table:table-cell>
          <table:table-cell table:formula="of:=MAX([.F28];[.F22])" office:value-type="float" office:value="13.875" calcext:value-type="float">
            <text:p>13.875</text:p>
          </table:table-cell>
          <table:table-cell table:formula="of:=MAX([.G28];[.G22])" office:value-type="float" office:value="13.875" calcext:value-type="float">
            <text:p>13.875</text:p>
          </table:table-cell>
          <table:table-cell table:formula="of:=MAX([.H28];[.H22])" office:value-type="float" office:value="13.875" calcext:value-type="float">
            <text:p>13.87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8.46875" calcext:value-type="float">
            <text:p>18.46875</text:p>
          </table:table-cell>
          <table:table-cell table:formula="of:=([.D29]-[.D30])/0.4*([.D16]-0.5)+[.D30]" office:value-type="float" office:value="18.46875" calcext:value-type="float">
            <text:p>18.46875</text:p>
          </table:table-cell>
          <table:table-cell table:formula="of:=([.E29]-[.E30])/0.4*([.E16]-0.5)+[.E30]" office:value-type="float" office:value="18.46875" calcext:value-type="float">
            <text:p>18.46875</text:p>
          </table:table-cell>
          <table:table-cell table:formula="of:=([.F29]-[.F30])/0.4*([.F16]-0.5)+[.F30]" office:value-type="float" office:value="10.8125" calcext:value-type="float">
            <text:p>10.8125</text:p>
          </table:table-cell>
          <table:table-cell table:formula="of:=([.G29]-[.G30])/0.4*([.G16]-0.5)+[.G30]" office:value-type="float" office:value="20.765625" calcext:value-type="float">
            <text:p>20.765625</text:p>
          </table:table-cell>
          <table:table-cell table:formula="of:=([.H29]-[.H30])/0.4*([.H16]-0.5)+[.H30]" office:value-type="float" office:value="16.171875" calcext:value-type="float">
            <text:p>16.17187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8.46875" calcext:value-type="float">
            <text:p>18.46875</text:p>
          </table:table-cell>
          <table:table-cell table:formula="of:=IF([.D16]&lt;0.5;[.D30];IF([.D16]&gt;0.9;[.D29];[.D31]))" office:value-type="float" office:value="18.46875" calcext:value-type="float">
            <text:p>18.46875</text:p>
          </table:table-cell>
          <table:table-cell table:formula="of:=IF([.E16]&lt;0.5;[.E30];IF([.E16]&gt;0.9;[.E29];[.E31]))" office:value-type="float" office:value="18.46875" calcext:value-type="float">
            <text:p>18.46875</text:p>
          </table:table-cell>
          <table:table-cell table:formula="of:=IF([.F16]&lt;0.5;[.F30];IF([.F16]&gt;0.9;[.F29];[.F31]))" office:value-type="float" office:value="13.875" calcext:value-type="float">
            <text:p>13.875</text:p>
          </table:table-cell>
          <table:table-cell table:formula="of:=IF([.G16]&lt;0.5;[.G30];IF([.G16]&gt;0.9;[.G29];[.G31]))" office:value-type="float" office:value="20" calcext:value-type="float">
            <text:p>20</text:p>
          </table:table-cell>
          <table:table-cell table:formula="of:=IF([.H16]&lt;0.5;[.H30];IF([.H16]&gt;0.9;[.H29];[.H31]))" office:value-type="float" office:value="16.171875" calcext:value-type="float">
            <text:p>16.171875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0.5+[.C16]" office:value-type="float" office:value="1.3" calcext:value-type="float">
            <text:p>1.3</text:p>
          </table:table-cell>
          <table:table-cell table:formula="of:=0.5+[.D16]" office:value-type="float" office:value="1.3" calcext:value-type="float">
            <text:p>1.3</text:p>
          </table:table-cell>
          <table:table-cell table:formula="of:=0.5+[.E16]" office:value-type="float" office:value="1.3" calcext:value-type="float">
            <text:p>1.3</text:p>
          </table:table-cell>
          <table:table-cell table:formula="of:=0.5+[.F16]" office:value-type="float" office:value="0.8" calcext:value-type="float">
            <text:p>0.8</text:p>
          </table:table-cell>
          <table:table-cell table:formula="of:=0.5+[.G16]" office:value-type="float" office:value="1.45" calcext:value-type="float">
            <text:p>1.45</text:p>
          </table:table-cell>
          <table:table-cell table:formula="of:=0.5+[.H16]" office:value-type="float" office:value="1.15" calcext:value-type="float">
            <text:p>1.1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3-2.5*[.C16]" office:value-type="float" office:value="1" calcext:value-type="float">
            <text:p>1</text:p>
          </table:table-cell>
          <table:table-cell table:formula="of:=3-2.5*[.D16]" office:value-type="float" office:value="1" calcext:value-type="float">
            <text:p>1</text:p>
          </table:table-cell>
          <table:table-cell table:formula="of:=3-2.5*[.E16]" office:value-type="float" office:value="1" calcext:value-type="float">
            <text:p>1</text:p>
          </table:table-cell>
          <table:table-cell table:formula="of:=3-2.5*[.F16]" office:value-type="float" office:value="2.25" calcext:value-type="float">
            <text:p>2.25</text:p>
          </table:table-cell>
          <table:table-cell table:formula="of:=3-2.5*[.G16]" office:value-type="float" office:value="0.625" calcext:value-type="float">
            <text:p>0.625</text:p>
          </table:table-cell>
          <table:table-cell table:formula="of:=3-2.5*[.H16]" office:value-type="float" office:value="1.375" calcext:value-type="float">
            <text:p>1.37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IF([.C16]&lt;0.5;[.C34];IF([.C16]&lt;0.8;[.C35];[.C36]))" office:value-type="float" office:value="1" calcext:value-type="float">
            <text:p>1</text:p>
          </table:table-cell>
          <table:table-cell table:formula="of:=IF([.D16]&lt;0.5;[.D34];IF([.D16]&lt;0.8;[.D35];[.D36]))" office:value-type="float" office:value="1" calcext:value-type="float">
            <text:p>1</text:p>
          </table:table-cell>
          <table:table-cell table:formula="of:=IF([.E16]&lt;0.5;[.E34];IF([.E16]&lt;0.8;[.E35];[.E36]))" office:value-type="float" office:value="1" calcext:value-type="float">
            <text:p>1</text:p>
          </table:table-cell>
          <table:table-cell table:formula="of:=IF([.F16]&lt;0.5;[.F34];IF([.F16]&lt;0.8;[.F35];[.F36]))" office:value-type="float" office:value="0.8" calcext:value-type="float">
            <text:p>0.8</text:p>
          </table:table-cell>
          <table:table-cell table:formula="of:=IF([.G16]&lt;0.5;[.G34];IF([.G16]&lt;0.8;[.G35];[.G36]))" office:value-type="float" office:value="0.625" calcext:value-type="float">
            <text:p>0.625</text:p>
          </table:table-cell>
          <table:table-cell table:formula="of:=IF([.H16]&lt;0.5;[.H34];IF([.H16]&lt;0.8;[.H35];[.H36])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2 min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100*[.C5]*[.C6]/[$Vessel.$F$6]" office:value-type="float" office:value="24.2857142857143" calcext:value-type="float">
            <text:p>24.2857142857143</text:p>
          </table:table-cell>
          <table:table-cell table:formula="of:=100*[.D5]*[.D6]/[Vessel.$F$6]" office:value-type="float" office:value="24.2857142857143" calcext:value-type="float">
            <text:p>24.2857142857143</text:p>
          </table:table-cell>
          <table:table-cell table:formula="of:=100*[.E5]*[.E6]/[Vessel.$F$6]" office:value-type="float" office:value="24.2857142857143" calcext:value-type="float">
            <text:p>24.2857142857143</text:p>
          </table:table-cell>
          <table:table-cell table:formula="of:=100*[.F5]*[.F6]/[Vessel.$F$6]" office:value-type="float" office:value="24.2857142857143" calcext:value-type="float">
            <text:p>24.2857142857143</text:p>
          </table:table-cell>
          <table:table-cell table:formula="of:=100*[.G5]*[.G6]/[Vessel.$F$6]" office:value-type="float" office:value="24.2857142857143" calcext:value-type="float">
            <text:p>24.2857142857143</text:p>
          </table:table-cell>
          <table:table-cell table:formula="of:=100*[.H5]*[.H6]/[Vessel.$F$6]" office:value-type="float" office:value="0.242857142857143" calcext:value-type="float">
            <text:p>0.24285714285714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2 </text:p>
          </table:table-cell>
          <table:table-cell table:formula="of:=MAX([.C38]; 0.455-0.35*([.C39]^0.75-1.7)/([.C39]^0.75+1.7))" office:value-type="float" office:value="0.5" calcext:value-type="float">
            <text:p>0.5</text:p>
          </table:table-cell>
          <table:table-cell table:formula="of:=MAX([.D38]; 0.455-0.35*([.D39]^0.75-1.7)/([.D39]^0.75+1.7))" office:value-type="float" office:value="0.5" calcext:value-type="float">
            <text:p>0.5</text:p>
          </table:table-cell>
          <table:table-cell table:formula="of:=MAX([.E38]; 0.455-0.35*([.E39]^0.75-1.7)/([.E39]^0.75+1.7))" office:value-type="float" office:value="0.5" calcext:value-type="float">
            <text:p>0.5</text:p>
          </table:table-cell>
          <table:table-cell table:formula="of:=MAX([.F38]; 0.455-0.35*([.F39]^0.75-1.7)/([.F39]^0.75+1.7))" office:value-type="float" office:value="0.5" calcext:value-type="float">
            <text:p>0.5</text:p>
          </table:table-cell>
          <table:table-cell table:formula="of:=MAX([.G38]; 0.455-0.35*([.G39]^0.75-1.7)/([.G39]^0.75+1.7))" office:value-type="float" office:value="0.5" calcext:value-type="float">
            <text:p>0.5</text:p>
          </table:table-cell>
          <table:table-cell table:formula="of:=MAX([.H38]; 0.455-0.35*([.H39]^0.75-1.7)/([.H39]^0.75+1.7))" office:value-type="float" office:value="0.686636931781797" calcext:value-type="float">
            <text:p>0.68663693178179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deadrise eff</text:p>
          </table:table-cell>
          <table:table-cell table:formula="of:=MAX(10; MIN([.C8];30))" office:value-type="float" office:value="16" calcext:value-type="float">
            <text:p>16</text:p>
          </table:table-cell>
          <table:table-cell table:formula="of:=MAX(10; MIN([.D8];30))" office:value-type="float" office:value="10" calcext:value-type="float">
            <text:p>10</text:p>
          </table:table-cell>
          <table:table-cell table:formula="of:=MAX(10; MIN([.E8];30))" office:value-type="float" office:value="30" calcext:value-type="float">
            <text:p>30</text:p>
          </table:table-cell>
          <table:table-cell table:formula="of:=MAX(10; MIN([.F8];30))" office:value-type="float" office:value="30" calcext:value-type="float">
            <text:p>30</text:p>
          </table:table-cell>
          <table:table-cell table:formula="of:=MAX(10; MIN([.G8];30))" office:value-type="float" office:value="12" calcext:value-type="float">
            <text:p>12</text:p>
          </table:table-cell>
          <table:table-cell table:formula="of:=MAX(10; MIN([.H8];30)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 table:formula="of:=(70-[.C41])/(70-[$Vessel.$F$7])" office:value-type="float" office:value="0.931034482758621" calcext:value-type="float">
            <text:p>0.931034482758621</text:p>
          </table:table-cell>
          <table:table-cell table:formula="of:=(70-[.D41])/(70-[Vessel.$F$7])" office:value-type="float" office:value="1.03448275862069" calcext:value-type="float">
            <text:p>1.03448275862069</text:p>
          </table:table-cell>
          <table:table-cell table:formula="of:=(70-[.E41])/(70-[Vessel.$F$7])" office:value-type="float" office:value="0.689655172413793" calcext:value-type="float">
            <text:p>0.689655172413793</text:p>
          </table:table-cell>
          <table:table-cell table:formula="of:=(70-[.F41])/(70-[Vessel.$F$7])" office:value-type="float" office:value="0.689655172413793" calcext:value-type="float">
            <text:p>0.689655172413793</text:p>
          </table:table-cell>
          <table:table-cell table:formula="of:=(70-[.G41])/(70-[Vessel.$F$7])" office:value-type="float" office:value="1" calcext:value-type="float">
            <text:p>1</text:p>
          </table:table-cell>
          <table:table-cell table:formula="of:=(70-[.H41])/(70-[Vessel.$F$7])" office:value-type="float" office:value="1.03448275862069" calcext:value-type="float">
            <text:p>1.03448275862069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l</text:p>
          </table:table-cell>
          <table:table-cell table:formula="of:=100*[$Vessel.$C$9]*[.C37]*[.C40]*[.C42]*[$Vessel.$F$4]" office:value-type="float" office:value="23.7413793103448" calcext:value-type="float">
            <text:p>23.7413793103448</text:p>
          </table:table-cell>
          <table:table-cell table:formula="of:=100*[Vessel.$C$9]*[.D37]*[.D40]*[.D42]*[Vessel.$F$4]" office:value-type="float" office:value="26.3793103448276" calcext:value-type="float">
            <text:p>26.3793103448276</text:p>
          </table:table-cell>
          <table:table-cell table:formula="of:=100*[Vessel.$C$9]*[.E37]*[.E40]*[.E42]*[Vessel.$F$4]" office:value-type="float" office:value="17.5862068965517" calcext:value-type="float">
            <text:p>17.5862068965517</text:p>
          </table:table-cell>
          <table:table-cell table:formula="of:=100*[Vessel.$C$9]*[.F37]*[.F40]*[.F42]*[Vessel.$F$4]" office:value-type="float" office:value="14.0689655172414" calcext:value-type="float">
            <text:p>14.0689655172414</text:p>
          </table:table-cell>
          <table:table-cell table:formula="of:=100*[Vessel.$C$9]*[.G37]*[.G40]*[.G42]*[Vessel.$F$4]" office:value-type="float" office:value="15.9375" calcext:value-type="float">
            <text:p>15.9375</text:p>
          </table:table-cell>
          <table:table-cell table:formula="of:=100*[Vessel.$C$9]*[.H37]*[.H40]*[.H42]*[Vessel.$F$4]" office:value-type="float" office:value="36.2260174353845" calcext:value-type="float">
            <text:p>36.2260174353845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xlim </text:p>
          </table:table-cell>
          <table:table-cell table:formula="of:=IF([$Vessel.$F$4]&lt;=1; IF([$Vessel.$F$3]&lt;4.5; [$constants.$B$7]; IF([$Vessel.$F$3]&lt;=5;[$constants.$B$8];0)); IF([$Vessel.$F$4]&lt;=1.5 ;IF([$Vessel.$F$3]&lt;=5;[$constants.$B$9];0)))/[$Vessel.$F$5]" office:value-type="float" office:value="0.5" calcext:value-type="float">
            <text:p>0.5</text:p>
          </table:table-cell>
          <table:table-cell table:formula="of:=IF([Vessel.$F$4]&lt;=1; IF([Vessel.$F$3]&lt;4.5; [constants.$B$7]; IF([Vessel.$F$3]&lt;=5;[constants.$B$8];0)); IF([Vessel.$F$4]&lt;=1.5 ;IF([Vessel.$F$3]&lt;=5;[constants.$B$9];0)))/[Vessel.$F$5]" office:value-type="float" office:value="0.5" calcext:value-type="float">
            <text:p>0.5</text:p>
          </table:table-cell>
          <table:table-cell table:formula="of:=IF([Vessel.$F$4]&lt;=1; IF([Vessel.$F$3]&lt;4.5; [constants.$B$7]; IF([Vessel.$F$3]&lt;=5;[constants.$B$8];0)); IF([Vessel.$F$4]&lt;=1.5 ;IF([Vessel.$F$3]&lt;=5;[constants.$B$9];0)))/[Vessel.$F$5]" office:value-type="float" office:value="0.5" calcext:value-type="float">
            <text:p>0.5</text:p>
          </table:table-cell>
          <table:table-cell table:formula="of:=IF([Vessel.$F$4]&lt;=1; IF([Vessel.$F$3]&lt;4.5; [constants.$B$7]; IF([Vessel.$F$3]&lt;=5;[constants.$B$8];0)); IF([Vessel.$F$4]&lt;=1.5 ;IF([Vessel.$F$3]&lt;=5;[constants.$B$9];0)))/[Vessel.$F$5]" office:value-type="float" office:value="0.5" calcext:value-type="float">
            <text:p>0.5</text:p>
          </table:table-cell>
          <table:table-cell table:formula="of:=IF([Vessel.$F$4]&lt;=1; IF([Vessel.$F$3]&lt;4.5; [constants.$B$7]; IF([Vessel.$F$3]&lt;=5;[constants.$B$8];0)); IF([Vessel.$F$4]&lt;=1.5 ;IF([Vessel.$F$3]&lt;=5;[constants.$B$9];0)))/[Vessel.$F$5]" office:value-type="float" office:value="0.5" calcext:value-type="float">
            <text:p>0.5</text:p>
          </table:table-cell>
          <table:table-cell table:formula="of:=IF([Vessel.$F$4]&lt;=1; IF([Vessel.$F$3]&lt;4.5; [constants.$B$7]; IF([Vessel.$F$3]&lt;=5;[constants.$B$8];0)); IF([Vessel.$F$4]&lt;=1.5 ;IF([Vessel.$F$3]&lt;=5;[constants.$B$9];0)))/[Vessel.$F$5]"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 ave</text:p>
          </table:table-cell>
          <table:table-cell table:formula="of:=[.C43]-([.C43]-[.C32])/0.1*([.C45]-[.C16])" office:value-type="float" office:value="39.5592672413793" calcext:value-type="float">
            <text:p>39.5592672413793</text:p>
          </table:table-cell>
          <table:table-cell table:formula="of:=[.D43]-([.D43]-[.D32])/0.1*([.D45]-[.D16])" office:value-type="float" office:value="50.1109913793104" calcext:value-type="float">
            <text:p>50.1109913793104</text:p>
          </table:table-cell>
          <table:table-cell table:formula="of:=[.E43]-([.E43]-[.E32])/0.1*([.E45]-[.E16])" office:value-type="float" office:value="14.9385775862069" calcext:value-type="float">
            <text:p>14.9385775862069</text:p>
          </table:table-cell>
          <table:table-cell table:formula="of:=[.F43]-([.F43]-[.F32])/0.1*([.F45]-[.F16])" office:value-type="float" office:value="13.6810344827586" calcext:value-type="float">
            <text:p>13.6810344827586</text:p>
          </table:table-cell>
          <table:table-cell table:formula="of:=[.G43]-([.G43]-[.G32])/0.1*([.G45]-[.G16])" office:value-type="float" office:value="-2.34375" calcext:value-type="float">
            <text:p>-2.34375</text:p>
          </table:table-cell>
          <table:table-cell table:formula="of:=[.H43]-([.H43]-[.H32])/0.1*([.H45]-[.H16])" office:value-type="float" office:value="66.3072310884612" calcext:value-type="float">
            <text:p>66.307231088461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l effective</text:p>
          </table:table-cell>
          <table:table-cell table:formula="of:=IF([.C16]&lt;[.C45]-0.1; 0; IF([.C16]&lt;[.C45]; [.C46]; [.C43]))" office:value-type="float" office:value="23.7413793103448" calcext:value-type="float">
            <text:p>23.7413793103448</text:p>
          </table:table-cell>
          <table:table-cell table:formula="of:=IF([.D16]&lt;[.D45]-0.1; 0; IF([.D16]&lt;[.D45]; [.D46]; [.D43]))" office:value-type="float" office:value="26.3793103448276" calcext:value-type="float">
            <text:p>26.3793103448276</text:p>
          </table:table-cell>
          <table:table-cell table:formula="of:=IF([.E16]&lt;[.E45]-0.1; 0; IF([.E16]&lt;[.E45]; [.E46]; [.E43]))" office:value-type="float" office:value="17.5862068965517" calcext:value-type="float">
            <text:p>17.5862068965517</text:p>
          </table:table-cell>
          <table:table-cell table:formula="of:=IF([.F16]&lt;[.F45]-0.1; 0; IF([.F16]&lt;[.F45]; [.F46]; [.F43]))" office:value-type="float" office:value="0" calcext:value-type="float">
            <text:p>0</text:p>
          </table:table-cell>
          <table:table-cell table:formula="of:=IF([.G16]&lt;[.G45]-0.1; 0; IF([.G16]&lt;[.G45]; [.G46]; [.G43]))" office:value-type="float" office:value="15.9375" calcext:value-type="float">
            <text:p>15.9375</text:p>
          </table:table-cell>
          <table:table-cell table:formula="of:=IF([.H16]&lt;[.H45]-0.1; 0; IF([.H16]&lt;[.H45]; [.H46]; [.H43]))" office:value-type="float" office:value="36.2260174353845" calcext:value-type="float">
            <text:p>36.2260174353845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 style:data-style-name="N2" text:time-value="17:55:23.06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7T15:06:35</meta:creation-date>
    <dc:language>en-US</dc:language>
    <dc:date>2021-10-05T16:11:22.465000000</dc:date>
    <meta:editing-cycles>6</meta:editing-cycles>
    <meta:editing-duration>P1DT10H25M46S</meta:editing-duration>
    <meta:generator>LibreOffice/7.2.1.2$Windows_X86_64 LibreOffice_project/87b77fad49947c1441b67c559c339af8f3517e22</meta:generator>
    <meta:document-statistic meta:table-count="5" meta:cell-count="564" meta:object-count="0"/>
  </office:meta>
</office:document-meta>
</file>